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8000003E54432F1BD2782CFA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75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975cm" svg:height="18.289cm" svg:x="0.965cm" svg:y="0.911cm">
          <draw:image xlink:href="Pictures/10000201000004B8000003E54432F1BD2782CFA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21:46:43.466447106</meta:creation-date>
    <dc:date>2020-12-10T21:48:06.607597070</dc:date>
    <meta:editing-duration>PT1M23S</meta:editing-duration>
    <meta:editing-cycles>1</meta:editing-cycles>
    <meta:document-statistic meta:object-count="1"/>
    <meta:generator>LibreOffice/6.4.6.2$Linux_X86_64 LibreOffice_project/40$Build-2</meta:generator>
  </office:meta>
</office:document-meta>
</file>